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I-3430">
            <text:p>I-3430</text:p>
          </table:table-cell>
          <table:table-cell office:value-type="float" office:value="52.1">
            <text:p>52.1</text:p>
          </table:table-cell>
          <table:table-cell office:value-type="float" office:value="1.59">
            <text:p>1.59</text:p>
          </table:table-cell>
          <table:table-cell office:value-type="float" office:value="7010.0">
            <text:p>70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06">
            <text:p>-10.06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575">
            <text:p>SRR-575</text:p>
          </table:table-cell>
          <table:table-cell office:value-type="float" office:value="52.62">
            <text:p>52.62</text:p>
          </table:table-cell>
          <table:table-cell office:value-type="float" office:value="1.44">
            <text:p>1.44</text:p>
          </table:table-cell>
          <table:table-cell office:value-type="float" office:value="1609.0">
            <text:p>1609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4">
            <text:p>-1.94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ColesFunnell1981,ShennanEtal2018">
            <text:p>ColesFunnell1981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573">
            <text:p>SRR-573</text:p>
          </table:table-cell>
          <table:table-cell office:value-type="float" office:value="52.59">
            <text:p>52.59</text:p>
          </table:table-cell>
          <table:table-cell office:value-type="float" office:value="1.48">
            <text:p>1.48</text:p>
          </table:table-cell>
          <table:table-cell office:value-type="float" office:value="1973.0">
            <text:p>1973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9">
            <text:p>-3.0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ColesFunnell1981,ShennanEtal2018">
            <text:p>ColesFunnell1981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40">
            <text:p>Q-2040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6460.0">
            <text:p>646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13">
            <text:p>-9.1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5">
            <text:p>Q-2035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2640.0">
            <text:p>264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8">
            <text:p>Q-2088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3560.0">
            <text:p>356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7">
            <text:p>Q-2037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295.0">
            <text:p>4295.0</text:p>
          </table:table-cell>
          <table:table-cell office:value-type="float" office:value="58.0">
            <text:p>5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2">
            <text:p>-7.1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8">
            <text:p>Q-2038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970.0">
            <text:p>497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1">
            <text:p>-7.6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78">
            <text:p>SRR-3478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260.0">
            <text:p>42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79">
            <text:p>SRR-3479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400.0">
            <text:p>44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9">
            <text:p>Q-2039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5655.0">
            <text:p>565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1">
            <text:p>-8.5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0">
            <text:p>SRR-3480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385.0">
            <text:p>638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55">
            <text:p>-13.5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1">
            <text:p>SRR-3481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755.0">
            <text:p>67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4">
            <text:p>-14.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2">
            <text:p>SRR-3482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300.0">
            <text:p>43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5">
            <text:p>-7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3">
            <text:p>SRR-3483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575.0">
            <text:p>457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">
            <text:p>-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I-3230">
            <text:p>I-3230</text:p>
          </table:table-cell>
          <table:table-cell office:value-type="float" office:value="52.1">
            <text:p>52.1</text:p>
          </table:table-cell>
          <table:table-cell office:value-type="float" office:value="1.59">
            <text:p>1.59</text:p>
          </table:table-cell>
          <table:table-cell office:value-type="float" office:value="7010.0">
            <text:p>7010.0</text:p>
          </table:table-cell>
          <table:table-cell office:value-type="float" office:value="130.0">
            <text:p>13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46">
            <text:p>-10.46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6">
            <text:p>Q-2086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2170.0">
            <text:p>217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4">
            <text:p>SRR-3484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510.0">
            <text:p>65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5">
            <text:p>-1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2">
            <text:p>Q-2202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3910.0">
            <text:p>391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">
            <text:p>-2.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1">
            <text:p>Q-2201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8540.0">
            <text:p>854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88">
            <text:p>-17.88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0">
            <text:p>Q-2200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7470.0">
            <text:p>747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85">
            <text:p>-17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9">
            <text:p>Q-2199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4920.0">
            <text:p>492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1">
            <text:p>-7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8">
            <text:p>Q-2198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3686.0">
            <text:p>3686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7">
            <text:p>-6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7">
            <text:p>Q-2197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3145.0">
            <text:p>3145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6">
            <text:p>Q-2196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2705.0">
            <text:p>2705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5">
            <text:p>Q-2195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2440.0">
            <text:p>244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8">
            <text:p>-4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4">
            <text:p>Q-2184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1985.0">
            <text:p>198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3">
            <text:p>Q-2183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1755.0">
            <text:p>175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3">
            <text:p>-1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2">
            <text:p>Q-2182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3380.0">
            <text:p>338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2">
            <text:p>Q-2092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7750.0">
            <text:p>775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53">
            <text:p>-9.53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1">
            <text:p>Q-2091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6305.0">
            <text:p>630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4">
            <text:p>-9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0">
            <text:p>Q-2090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4700.0">
            <text:p>470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6">
            <text:p>-7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9">
            <text:p>Q-2089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4120.0">
            <text:p>412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4">
            <text:p>Q-2034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540.0">
            <text:p>54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AA-25600">
            <text:p>AA-25600</text:p>
          </table:table-cell>
          <table:table-cell office:value-type="float" office:value="52.73">
            <text:p>52.73</text:p>
          </table:table-cell>
          <table:table-cell office:value-type="float" office:value="1.64">
            <text:p>1.64</text:p>
          </table:table-cell>
          <table:table-cell office:value-type="float" office:value="2760.0">
            <text:p>276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4,ShennanEtal2018">
            <text:p>HortonEtal2004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6">
            <text:p>Q-2036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905.0">
            <text:p>4905.0</text:p>
          </table:table-cell>
          <table:table-cell office:value-type="float" office:value="56.0">
            <text:p>56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3">
            <text:p>-5.6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7">
            <text:p>Q-2087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2330.0">
            <text:p>233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AA-25599">
            <text:p>AA-25599</text:p>
          </table:table-cell>
          <table:table-cell office:value-type="float" office:value="52.74">
            <text:p>52.74</text:p>
          </table:table-cell>
          <table:table-cell office:value-type="float" office:value="1.67">
            <text:p>1.67</text:p>
          </table:table-cell>
          <table:table-cell office:value-type="float" office:value="2490.0">
            <text:p>24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4,ShennanEtal2018">
            <text:p>HortonEtal2004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HAR-2535">
            <text:p>HAR-2535</text:p>
          </table:table-cell>
          <table:table-cell office:value-type="float" office:value="52.61">
            <text:p>52.61</text:p>
          </table:table-cell>
          <table:table-cell office:value-type="float" office:value="1.72">
            <text:p>1.72</text:p>
          </table:table-cell>
          <table:table-cell office:value-type="float" office:value="7580.0">
            <text:p>758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04">
            <text:p>-20.0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olesFunnell1981,ShennanEtal2018">
            <text:p>ColesFunnell198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